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7"/>
        <table:table-column table:style-name="co4" table:default-cell-style-name="ce22"/>
        <table:table-column table:style-name="co5" table:number-columns-repeated="9" table:default-cell-style-name="ce22"/>
        <table:table-column table:style-name="co6" table:default-cell-style-name="ce32"/>
        <table:table-column table:style-name="co3" table:default-cell-style-name="ce32"/>
        <table:table-column table:style-name="co7" table:number-columns-repeated="242" table:default-cell-style-name="ce3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-6 工業部門石油產品消費</text:p>
          </table:table-cell>
          <table:covered-table-cell table:number-columns-repeated="12" table:style-name="ce8"/>
          <table:table-cell table:style-name="ce30" table:number-columns-repeated="1011"/>
        </table:table-row>
        <table:table-row table:style-name="ro2">
          <table:table-cell table:style-name="ce2" table:number-columns-repeated="12"/>
          <table:table-cell table:style-name="ce12" office:value-type="string" calcext:value-type="string">
            <text:p>單位：公秉油當量</text:p>
          </table:table-cell>
          <table:table-cell table:style-name="ce31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style-name="ce9"/>
          <table:covered-table-cell table:style-name="ce13"/>
          <table:table-cell table:style-name="ce18" office:value-type="string" calcext:value-type="string">
            <text:p>合計</text:p>
          </table:table-cell>
          <table:table-cell table:style-name="ce23" office:value-type="string" calcext:value-type="string">
            <text:p>食品飲料</text:p>
            <text:p>及菸草業</text:p>
          </table:table-cell>
          <table:table-cell table:style-name="ce23" office:value-type="string" calcext:value-type="string">
            <text:p>紡織成衣</text:p>
            <text:p>服飾業</text:p>
          </table:table-cell>
          <table:table-cell table:style-name="ce23" office:value-type="string" calcext:value-type="string">
            <text:p>紙漿、紙</text:p>
            <text:p>及紙製品業</text:p>
          </table:table-cell>
          <table:table-cell table:style-name="ce23" office:value-type="string" calcext:value-type="string">
            <text:p>化學材料</text:p>
            <text:p>製造業</text:p>
          </table:table-cell>
          <table:table-cell table:style-name="ce23" office:value-type="string" calcext:value-type="string">
            <text:p>化學製品</text:p>
            <text:p>製造業</text:p>
          </table:table-cell>
          <table:table-cell table:style-name="ce23" office:value-type="string" calcext:value-type="string">
            <text:p>非金屬礦物</text:p>
            <text:p>製品製造業</text:p>
          </table:table-cell>
          <table:table-cell table:style-name="ce23" office:value-type="string" calcext:value-type="string">
            <text:p>金屬基本</text:p>
            <text:p>工業</text:p>
          </table:table-cell>
          <table:table-cell table:style-name="ce23" office:value-type="string" calcext:value-type="string">
            <text:p>其他工業</text:p>
            <text:p>製品製造工業</text:p>
          </table:table-cell>
          <table:table-cell table:style-name="ce18" office:value-type="string" calcext:value-type="string">
            <text:p>其他</text:p>
          </table:table-cell>
          <table:table-cell table:style-name="ce31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4"/>
          <table:table-cell table:style-name="ce19" office:value-type="float" office:value="6927989.90683603" calcext:value-type="float">
            <text:p><text:s/>6,927,990 <text:s/></text:p>
          </table:table-cell>
          <table:table-cell table:style-name="ce24" office:value-type="float" office:value="385962.487787611" calcext:value-type="float">
            <text:p><text:s/>385,962 <text:s/></text:p>
          </table:table-cell>
          <table:table-cell table:style-name="ce24" office:value-type="float" office:value="1168374.55838463" calcext:value-type="float">
            <text:p><text:s/>1,168,375 <text:s/></text:p>
          </table:table-cell>
          <table:table-cell table:style-name="ce24" office:value-type="float" office:value="374127.777972763" calcext:value-type="float">
            <text:p><text:s/>374,128 <text:s/></text:p>
          </table:table-cell>
          <table:table-cell table:style-name="ce24" office:value-type="float" office:value="2061197.8807206" calcext:value-type="float">
            <text:p><text:s/>2,061,198 <text:s/></text:p>
          </table:table-cell>
          <table:table-cell table:style-name="ce24" office:value-type="float" office:value="289504.55962" calcext:value-type="float">
            <text:p><text:s/>289,505 <text:s/></text:p>
          </table:table-cell>
          <table:table-cell table:style-name="ce24" office:value-type="float" office:value="466867.488184444" calcext:value-type="float">
            <text:p><text:s/>466,867 <text:s/></text:p>
          </table:table-cell>
          <table:table-cell table:style-name="ce24" office:value-type="float" office:value="692052.771983333" calcext:value-type="float">
            <text:p><text:s/>692,053 <text:s/></text:p>
          </table:table-cell>
          <table:table-cell table:style-name="ce24" office:value-type="float" office:value="314263.1835" calcext:value-type="float">
            <text:p><text:s/>314,263 <text:s/></text:p>
          </table:table-cell>
          <table:table-cell table:style-name="ce27" office:value-type="float" office:value="1175639.19868265" calcext:value-type="float">
            <text:p><text:s/>1,175,63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5"/>
          <table:table-cell table:style-name="ce20" office:value-type="float" office:value="6636610.21264477" calcext:value-type="float">
            <text:p><text:s/>6,636,610 <text:s/></text:p>
          </table:table-cell>
          <table:table-cell table:style-name="ce25" office:value-type="float" office:value="361265.539421006" calcext:value-type="float">
            <text:p><text:s/>361,266 <text:s/></text:p>
          </table:table-cell>
          <table:table-cell table:style-name="ce25" office:value-type="float" office:value="979512.957962363" calcext:value-type="float">
            <text:p><text:s/>979,513 <text:s/></text:p>
          </table:table-cell>
          <table:table-cell table:style-name="ce25" office:value-type="float" office:value="333457.313559692" calcext:value-type="float">
            <text:p><text:s/>333,457 <text:s/></text:p>
          </table:table-cell>
          <table:table-cell table:style-name="ce25" office:value-type="float" office:value="1939752.50128323" calcext:value-type="float">
            <text:p><text:s/>1,939,753 <text:s/></text:p>
          </table:table-cell>
          <table:table-cell table:style-name="ce25" office:value-type="float" office:value="190899.868036667" calcext:value-type="float">
            <text:p><text:s/>190,900 <text:s/></text:p>
          </table:table-cell>
          <table:table-cell table:style-name="ce25" office:value-type="float" office:value="454209.723653333" calcext:value-type="float">
            <text:p><text:s/>454,210 <text:s/></text:p>
          </table:table-cell>
          <table:table-cell table:style-name="ce25" office:value-type="float" office:value="650561.611668889" calcext:value-type="float">
            <text:p><text:s/>650,562 <text:s/></text:p>
          </table:table-cell>
          <table:table-cell table:style-name="ce25" office:value-type="float" office:value="975280.647993333" calcext:value-type="float">
            <text:p><text:s/>975,281 <text:s/></text:p>
          </table:table-cell>
          <table:table-cell table:style-name="ce28" office:value-type="float" office:value="751670.049066255" calcext:value-type="float">
            <text:p><text:s/>751,67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5"/>
          <table:table-cell table:style-name="ce20" office:value-type="float" office:value="6393427.75665682" calcext:value-type="float">
            <text:p><text:s/>6,393,428 <text:s/></text:p>
          </table:table-cell>
          <table:table-cell table:style-name="ce25" office:value-type="float" office:value="384903.519753031" calcext:value-type="float">
            <text:p><text:s/>384,904 <text:s/></text:p>
          </table:table-cell>
          <table:table-cell table:style-name="ce25" office:value-type="float" office:value="1169373.13272936" calcext:value-type="float">
            <text:p><text:s/>1,169,373 <text:s/></text:p>
          </table:table-cell>
          <table:table-cell table:style-name="ce25" office:value-type="float" office:value="367434.209205242" calcext:value-type="float">
            <text:p><text:s/>367,434 <text:s/></text:p>
          </table:table-cell>
          <table:table-cell table:style-name="ce25" office:value-type="float" office:value="2019136.46636368" calcext:value-type="float">
            <text:p><text:s/>2,019,136 <text:s/></text:p>
          </table:table-cell>
          <table:table-cell table:style-name="ce25" office:value-type="float" office:value="281582.2476" calcext:value-type="float">
            <text:p><text:s/>281,582 <text:s/></text:p>
          </table:table-cell>
          <table:table-cell table:style-name="ce25" office:value-type="float" office:value="514700.703354444" calcext:value-type="float">
            <text:p><text:s/>514,701 <text:s/></text:p>
          </table:table-cell>
          <table:table-cell table:style-name="ce25" office:value-type="float" office:value="818543.364742222" calcext:value-type="float">
            <text:p><text:s/>818,543 <text:s/></text:p>
          </table:table-cell>
          <table:table-cell table:style-name="ce25" office:value-type="float" office:value="194405.932806667" calcext:value-type="float">
            <text:p><text:s/>194,406 <text:s/></text:p>
          </table:table-cell>
          <table:table-cell table:style-name="ce28" office:value-type="float" office:value="643348.180102179" calcext:value-type="float">
            <text:p><text:s/>643,34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5"/>
          <table:table-cell table:style-name="ce20" office:value-type="float" office:value="6200154.33117529" calcext:value-type="float">
            <text:p><text:s/>6,200,154 <text:s/></text:p>
          </table:table-cell>
          <table:table-cell table:style-name="ce25" office:value-type="float" office:value="378292.959969956" calcext:value-type="float">
            <text:p><text:s/>378,293 <text:s/></text:p>
          </table:table-cell>
          <table:table-cell table:style-name="ce25" office:value-type="float" office:value="1058620.73505756" calcext:value-type="float">
            <text:p><text:s/>1,058,621 <text:s/></text:p>
          </table:table-cell>
          <table:table-cell table:style-name="ce25" office:value-type="float" office:value="349117.826259605" calcext:value-type="float">
            <text:p><text:s/>349,118 <text:s/></text:p>
          </table:table-cell>
          <table:table-cell table:style-name="ce25" office:value-type="float" office:value="2022557.64266412" calcext:value-type="float">
            <text:p><text:s/>2,022,558 <text:s/></text:p>
          </table:table-cell>
          <table:table-cell table:style-name="ce25" office:value-type="float" office:value="263561.378568889" calcext:value-type="float">
            <text:p><text:s/>263,561 <text:s/></text:p>
          </table:table-cell>
          <table:table-cell table:style-name="ce25" office:value-type="float" office:value="479259.129391111" calcext:value-type="float">
            <text:p><text:s/>479,259 <text:s/></text:p>
          </table:table-cell>
          <table:table-cell table:style-name="ce25" office:value-type="float" office:value="772660.436041111" calcext:value-type="float">
            <text:p><text:s/>772,660 <text:s/></text:p>
          </table:table-cell>
          <table:table-cell table:style-name="ce25" office:value-type="float" office:value="202780.27544" calcext:value-type="float">
            <text:p><text:s/>202,780 <text:s/></text:p>
          </table:table-cell>
          <table:table-cell table:style-name="ce28" office:value-type="float" office:value="673303.947782936" calcext:value-type="float">
            <text:p><text:s/>673,304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5"/>
          <table:table-cell table:style-name="ce20" office:value-type="float" office:value="6177111.4351255" calcext:value-type="float">
            <text:p><text:s/>6,177,111 <text:s/></text:p>
          </table:table-cell>
          <table:table-cell table:style-name="ce25" office:value-type="float" office:value="363748.467911936" calcext:value-type="float">
            <text:p><text:s/>363,748 <text:s/></text:p>
          </table:table-cell>
          <table:table-cell table:style-name="ce25" office:value-type="float" office:value="923361.210757295" calcext:value-type="float">
            <text:p><text:s/>923,361 <text:s/></text:p>
          </table:table-cell>
          <table:table-cell table:style-name="ce25" office:value-type="float" office:value="331495.495184266" calcext:value-type="float">
            <text:p><text:s/>331,495 <text:s/></text:p>
          </table:table-cell>
          <table:table-cell table:style-name="ce25" office:value-type="float" office:value="2220101.41100814" calcext:value-type="float">
            <text:p><text:s/>2,220,101 <text:s/></text:p>
          </table:table-cell>
          <table:table-cell table:style-name="ce25" office:value-type="float" office:value="231320.638915556" calcext:value-type="float">
            <text:p><text:s/>231,321 <text:s/></text:p>
          </table:table-cell>
          <table:table-cell table:style-name="ce25" office:value-type="float" office:value="461572.884735556" calcext:value-type="float">
            <text:p><text:s/>461,573 <text:s/></text:p>
          </table:table-cell>
          <table:table-cell table:style-name="ce25" office:value-type="float" office:value="781150.973773333" calcext:value-type="float">
            <text:p><text:s/>781,151 <text:s/></text:p>
          </table:table-cell>
          <table:table-cell table:style-name="ce25" office:value-type="float" office:value="189233.472213333" calcext:value-type="float">
            <text:p><text:s/>189,233 <text:s/></text:p>
          </table:table-cell>
          <table:table-cell table:style-name="ce28" office:value-type="float" office:value="675126.880626089" calcext:value-type="float">
            <text:p><text:s/>675,12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5"/>
          <table:table-cell table:style-name="ce20" office:value-type="float" office:value="5925912.85695647" calcext:value-type="float">
            <text:p><text:s/>5,925,913 <text:s/></text:p>
          </table:table-cell>
          <table:table-cell table:style-name="ce25" office:value-type="float" office:value="358956.197434053" calcext:value-type="float">
            <text:p><text:s/>358,956 <text:s/></text:p>
          </table:table-cell>
          <table:table-cell table:style-name="ce25" office:value-type="float" office:value="875857.083872172" calcext:value-type="float">
            <text:p><text:s/>875,857 <text:s/></text:p>
          </table:table-cell>
          <table:table-cell table:style-name="ce25" office:value-type="float" office:value="324269.237135233" calcext:value-type="float">
            <text:p><text:s/>324,269 <text:s/></text:p>
          </table:table-cell>
          <table:table-cell table:style-name="ce25" office:value-type="float" office:value="2137073.54696213" calcext:value-type="float">
            <text:p><text:s/>2,137,074 <text:s/></text:p>
          </table:table-cell>
          <table:table-cell table:style-name="ce25" office:value-type="float" office:value="247088.671017778" calcext:value-type="float">
            <text:p><text:s/>247,089 <text:s/></text:p>
          </table:table-cell>
          <table:table-cell table:style-name="ce25" office:value-type="float" office:value="436731.8926" calcext:value-type="float">
            <text:p><text:s/>436,732 <text:s/></text:p>
          </table:table-cell>
          <table:table-cell table:style-name="ce25" office:value-type="float" office:value="706978.153606667" calcext:value-type="float">
            <text:p><text:s/>706,978 <text:s/></text:p>
          </table:table-cell>
          <table:table-cell table:style-name="ce25" office:value-type="float" office:value="182069.30866" calcext:value-type="float">
            <text:p><text:s/>182,069 <text:s/></text:p>
          </table:table-cell>
          <table:table-cell table:style-name="ce28" office:value-type="float" office:value="656888.765668431" calcext:value-type="float">
            <text:p><text:s/>656,88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5"/>
          <table:table-cell table:style-name="ce20" office:value-type="float" office:value="4984801.59396621" calcext:value-type="float">
            <text:p><text:s/>4,984,802 <text:s/></text:p>
          </table:table-cell>
          <table:table-cell table:style-name="ce25" office:value-type="float" office:value="329412.20446072" calcext:value-type="float">
            <text:p><text:s/>329,412 <text:s/></text:p>
          </table:table-cell>
          <table:table-cell table:style-name="ce25" office:value-type="float" office:value="722756.24789184" calcext:value-type="float">
            <text:p><text:s/>722,756 <text:s/></text:p>
          </table:table-cell>
          <table:table-cell table:style-name="ce25" office:value-type="float" office:value="290236.809337781" calcext:value-type="float">
            <text:p><text:s/>290,237 <text:s/></text:p>
          </table:table-cell>
          <table:table-cell table:style-name="ce25" office:value-type="float" office:value="1669810.64282587" calcext:value-type="float">
            <text:p><text:s/>1,669,811 <text:s/></text:p>
          </table:table-cell>
          <table:table-cell table:style-name="ce25" office:value-type="float" office:value="229527.473961111" calcext:value-type="float">
            <text:p><text:s/>229,527 <text:s/></text:p>
          </table:table-cell>
          <table:table-cell table:style-name="ce25" office:value-type="float" office:value="394163.234876667" calcext:value-type="float">
            <text:p><text:s/>394,163 <text:s/></text:p>
          </table:table-cell>
          <table:table-cell table:style-name="ce25" office:value-type="float" office:value="573891.325896667" calcext:value-type="float">
            <text:p><text:s/>573,891 <text:s/></text:p>
          </table:table-cell>
          <table:table-cell table:style-name="ce25" office:value-type="float" office:value="139736.06226" calcext:value-type="float">
            <text:p><text:s/>139,736 <text:s/></text:p>
          </table:table-cell>
          <table:table-cell table:style-name="ce28" office:value-type="float" office:value="635267.592455556" calcext:value-type="float">
            <text:p><text:s/>635,26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5"/>
          <table:table-cell table:style-name="ce20" office:value-type="float" office:value="4489903.52336992" calcext:value-type="float">
            <text:p><text:s/>4,489,904 <text:s/></text:p>
          </table:table-cell>
          <table:table-cell table:style-name="ce25" office:value-type="float" office:value="333044.033389253" calcext:value-type="float">
            <text:p><text:s/>333,044 <text:s/></text:p>
          </table:table-cell>
          <table:table-cell table:style-name="ce25" office:value-type="float" office:value="569505.105421675" calcext:value-type="float">
            <text:p><text:s/>569,505 <text:s/></text:p>
          </table:table-cell>
          <table:table-cell table:style-name="ce25" office:value-type="float" office:value="234811.122032797" calcext:value-type="float">
            <text:p><text:s/>234,811 <text:s/></text:p>
          </table:table-cell>
          <table:table-cell table:style-name="ce25" office:value-type="float" office:value="1564386.66671387" calcext:value-type="float">
            <text:p><text:s/>1,564,387 <text:s/></text:p>
          </table:table-cell>
          <table:table-cell table:style-name="ce25" office:value-type="float" office:value="206194.636653333" calcext:value-type="float">
            <text:p><text:s/>206,195 <text:s/></text:p>
          </table:table-cell>
          <table:table-cell table:style-name="ce25" office:value-type="float" office:value="321072.04751" calcext:value-type="float">
            <text:p><text:s/>321,072 <text:s/></text:p>
          </table:table-cell>
          <table:table-cell table:style-name="ce25" office:value-type="float" office:value="490305.00825" calcext:value-type="float">
            <text:p><text:s/>490,305 <text:s/></text:p>
          </table:table-cell>
          <table:table-cell table:style-name="ce25" office:value-type="float" office:value="129074.631833333" calcext:value-type="float">
            <text:p><text:s/>129,075 <text:s/></text:p>
          </table:table-cell>
          <table:table-cell table:style-name="ce28" office:value-type="float" office:value="641510.271565656" calcext:value-type="float">
            <text:p><text:s/>641,51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5"/>
          <table:table-cell table:style-name="ce20" office:value-type="float" office:value="4689270.81224754" calcext:value-type="float">
            <text:p><text:s/>4,689,271 <text:s/></text:p>
          </table:table-cell>
          <table:table-cell table:style-name="ce25" office:value-type="float" office:value="346088.035666064" calcext:value-type="float">
            <text:p><text:s/>346,088 <text:s/></text:p>
          </table:table-cell>
          <table:table-cell table:style-name="ce25" office:value-type="float" office:value="564153.463189873" calcext:value-type="float">
            <text:p><text:s/>564,153 <text:s/></text:p>
          </table:table-cell>
          <table:table-cell table:style-name="ce25" office:value-type="float" office:value="233335.948109633" calcext:value-type="float">
            <text:p><text:s/>233,336 <text:s/></text:p>
          </table:table-cell>
          <table:table-cell table:style-name="ce25" office:value-type="float" office:value="1627017.72937752" calcext:value-type="float">
            <text:p><text:s/>1,627,018 <text:s/></text:p>
          </table:table-cell>
          <table:table-cell table:style-name="ce25" office:value-type="float" office:value="213923.683262222" calcext:value-type="float">
            <text:p><text:s/>213,924 <text:s/></text:p>
          </table:table-cell>
          <table:table-cell table:style-name="ce25" office:value-type="float" office:value="347430.397243333" calcext:value-type="float">
            <text:p><text:s/>347,430 <text:s/></text:p>
          </table:table-cell>
          <table:table-cell table:style-name="ce25" office:value-type="float" office:value="544078.15633" calcext:value-type="float">
            <text:p><text:s/>544,078 <text:s/></text:p>
          </table:table-cell>
          <table:table-cell table:style-name="ce25" office:value-type="float" office:value="117755.83821" calcext:value-type="float">
            <text:p><text:s/>117,756 <text:s/></text:p>
          </table:table-cell>
          <table:table-cell table:style-name="ce28" office:value-type="float" office:value="695487.560858898" calcext:value-type="float">
            <text:p><text:s/>695,48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5"/>
          <table:table-cell table:style-name="ce20" office:value-type="float" office:value="4122774.94620561" calcext:value-type="float">
            <text:p><text:s/>4,122,775 <text:s/></text:p>
          </table:table-cell>
          <table:table-cell table:style-name="ce25" office:value-type="float" office:value="335232.371594976" calcext:value-type="float">
            <text:p><text:s/>335,232 <text:s/></text:p>
          </table:table-cell>
          <table:table-cell table:style-name="ce25" office:value-type="float" office:value="437771.223974236" calcext:value-type="float">
            <text:p><text:s/>437,771 <text:s/></text:p>
          </table:table-cell>
          <table:table-cell table:style-name="ce25" office:value-type="float" office:value="157871.13456181" calcext:value-type="float">
            <text:p><text:s/>157,871 <text:s/></text:p>
          </table:table-cell>
          <table:table-cell table:style-name="ce25" office:value-type="float" office:value="1433149.07991503" calcext:value-type="float">
            <text:p><text:s/>1,433,149 <text:s/></text:p>
          </table:table-cell>
          <table:table-cell table:style-name="ce25" office:value-type="float" office:value="183348.507145556" calcext:value-type="float">
            <text:p><text:s/>183,349 <text:s/></text:p>
          </table:table-cell>
          <table:table-cell table:style-name="ce25" office:value-type="float" office:value="325758.828533333" calcext:value-type="float">
            <text:p><text:s/>325,759 <text:s/></text:p>
          </table:table-cell>
          <table:table-cell table:style-name="ce25" office:value-type="float" office:value="497166.135093333" calcext:value-type="float">
            <text:p><text:s/>497,166 <text:s/></text:p>
          </table:table-cell>
          <table:table-cell table:style-name="ce25" office:value-type="float" office:value="102141.426346667" calcext:value-type="float">
            <text:p><text:s/>102,141 <text:s/></text:p>
          </table:table-cell>
          <table:table-cell table:style-name="ce28" office:value-type="float" office:value="650336.239040669" calcext:value-type="float">
            <text:p><text:s/>650,336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5"/>
          <table:table-cell table:style-name="ce20" office:value-type="float" office:value="3485235.9121913" calcext:value-type="float">
            <text:p><text:s/>3,485,236 <text:s/></text:p>
          </table:table-cell>
          <table:table-cell table:style-name="ce25" office:value-type="float" office:value="281089.543503696" calcext:value-type="float">
            <text:p><text:s/>281,090 <text:s/></text:p>
          </table:table-cell>
          <table:table-cell table:style-name="ce25" office:value-type="float" office:value="399665.416915531" calcext:value-type="float">
            <text:p><text:s/>399,665 <text:s/></text:p>
          </table:table-cell>
          <table:table-cell table:style-name="ce25" office:value-type="float" office:value="125292.609940553" calcext:value-type="float">
            <text:p><text:s/>125,293 <text:s/></text:p>
          </table:table-cell>
          <table:table-cell table:style-name="ce25" office:value-type="float" office:value="1175109.36478388" calcext:value-type="float">
            <text:p><text:s/>1,175,109 <text:s/></text:p>
          </table:table-cell>
          <table:table-cell table:style-name="ce25" office:value-type="float" office:value="134574.050575556" calcext:value-type="float">
            <text:p><text:s/>134,574 <text:s/></text:p>
          </table:table-cell>
          <table:table-cell table:style-name="ce25" office:value-type="float" office:value="281413.283063333" calcext:value-type="float">
            <text:p><text:s/>281,413 <text:s/></text:p>
          </table:table-cell>
          <table:table-cell table:style-name="ce25" office:value-type="float" office:value="412526.76365" calcext:value-type="float">
            <text:p><text:s/>412,527 <text:s/></text:p>
          </table:table-cell>
          <table:table-cell table:style-name="ce25" office:value-type="float" office:value="102577.434896667" calcext:value-type="float">
            <text:p><text:s/>102,577 <text:s/></text:p>
          </table:table-cell>
          <table:table-cell table:style-name="ce28" office:value-type="float" office:value="572987.444862084" calcext:value-type="float">
            <text:p><text:s/>572,98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5"/>
          <table:table-cell table:style-name="ce20" office:value-type="float" office:value="3147424.66763188" calcext:value-type="float">
            <text:p><text:s/>3,147,425 <text:s/></text:p>
          </table:table-cell>
          <table:table-cell table:style-name="ce25" office:value-type="float" office:value="249476.132446443" calcext:value-type="float">
            <text:p><text:s/>249,476 <text:s/></text:p>
          </table:table-cell>
          <table:table-cell table:style-name="ce25" office:value-type="float" office:value="367188.77089" calcext:value-type="float">
            <text:p><text:s/>367,189 <text:s/></text:p>
          </table:table-cell>
          <table:table-cell table:style-name="ce25" office:value-type="float" office:value="106545.489409017" calcext:value-type="float">
            <text:p><text:s/>106,545 <text:s/></text:p>
          </table:table-cell>
          <table:table-cell table:style-name="ce25" office:value-type="float" office:value="1072699.63337084" calcext:value-type="float">
            <text:p><text:s/>1,072,700 <text:s/></text:p>
          </table:table-cell>
          <table:table-cell table:style-name="ce25" office:value-type="float" office:value="104731.653773333" calcext:value-type="float">
            <text:p><text:s/>104,732 <text:s/></text:p>
          </table:table-cell>
          <table:table-cell table:style-name="ce25" office:value-type="float" office:value="277899.944026667" calcext:value-type="float">
            <text:p><text:s/>277,900 <text:s/></text:p>
          </table:table-cell>
          <table:table-cell table:style-name="ce25" office:value-type="float" office:value="373256.24048" calcext:value-type="float">
            <text:p><text:s/>373,256 <text:s/></text:p>
          </table:table-cell>
          <table:table-cell table:style-name="ce25" office:value-type="float" office:value="94894.2129866667" calcext:value-type="float">
            <text:p><text:s/>94,894 <text:s/></text:p>
          </table:table-cell>
          <table:table-cell table:style-name="ce28" office:value-type="float" office:value="500732.590248917" calcext:value-type="float">
            <text:p><text:s/>500,733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5"/>
          <table:table-cell table:style-name="ce20" office:value-type="float" office:value="2776087.62333093" calcext:value-type="float">
            <text:p><text:s/>2,776,088 <text:s/></text:p>
          </table:table-cell>
          <table:table-cell table:style-name="ce25" office:value-type="float" office:value="237638.821423376" calcext:value-type="float">
            <text:p><text:s/>237,639 <text:s/></text:p>
          </table:table-cell>
          <table:table-cell table:style-name="ce25" office:value-type="float" office:value="293529.261033157" calcext:value-type="float">
            <text:p><text:s/>293,529 <text:s/></text:p>
          </table:table-cell>
          <table:table-cell table:style-name="ce25" office:value-type="float" office:value="106371.25687092" calcext:value-type="float">
            <text:p><text:s/>106,371 <text:s/></text:p>
          </table:table-cell>
          <table:table-cell table:style-name="ce25" office:value-type="float" office:value="899880.516876012" calcext:value-type="float">
            <text:p><text:s/>899,881 <text:s/></text:p>
          </table:table-cell>
          <table:table-cell table:style-name="ce25" office:value-type="float" office:value="110027.221167778" calcext:value-type="float">
            <text:p><text:s/>110,027 <text:s/></text:p>
          </table:table-cell>
          <table:table-cell table:style-name="ce25" office:value-type="float" office:value="245740.446583333" calcext:value-type="float">
            <text:p><text:s/>245,740 <text:s/></text:p>
          </table:table-cell>
          <table:table-cell table:style-name="ce25" office:value-type="float" office:value="308982.212546667" calcext:value-type="float">
            <text:p><text:s/>308,982 <text:s/></text:p>
          </table:table-cell>
          <table:table-cell table:style-name="ce25" office:value-type="float" office:value="96647.3339566667" calcext:value-type="float">
            <text:p><text:s/>96,647 <text:s/></text:p>
          </table:table-cell>
          <table:table-cell table:style-name="ce28" office:value-type="float" office:value="477270.55287302" calcext:value-type="float">
            <text:p><text:s/>477,27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5"/>
          <table:table-cell table:style-name="ce20" office:value-type="float" office:value="2279769.9499039" calcext:value-type="float">
            <text:p><text:s/>2,279,770 <text:s/></text:p>
          </table:table-cell>
          <table:table-cell table:style-name="ce25" office:value-type="float" office:value="225061.464502392" calcext:value-type="float">
            <text:p><text:s/>225,061 <text:s/></text:p>
          </table:table-cell>
          <table:table-cell table:style-name="ce25" office:value-type="float" office:value="209883.237632288" calcext:value-type="float">
            <text:p><text:s/>209,883 <text:s/></text:p>
          </table:table-cell>
          <table:table-cell table:style-name="ce25" office:value-type="float" office:value="90395.7274083041" calcext:value-type="float">
            <text:p><text:s/>90,396 <text:s/></text:p>
          </table:table-cell>
          <table:table-cell table:style-name="ce25" office:value-type="float" office:value="613767.18886682" calcext:value-type="float">
            <text:p><text:s/>613,767 <text:s/></text:p>
          </table:table-cell>
          <table:table-cell table:style-name="ce25" office:value-type="float" office:value="95828.0087066667" calcext:value-type="float">
            <text:p><text:s/>95,828 <text:s/></text:p>
          </table:table-cell>
          <table:table-cell table:style-name="ce25" office:value-type="float" office:value="232637.34479" calcext:value-type="float">
            <text:p><text:s/>232,637 <text:s/></text:p>
          </table:table-cell>
          <table:table-cell table:style-name="ce25" office:value-type="float" office:value="274831.742796667" calcext:value-type="float">
            <text:p><text:s/>274,832 <text:s/></text:p>
          </table:table-cell>
          <table:table-cell table:style-name="ce25" office:value-type="float" office:value="102202.314776667" calcext:value-type="float">
            <text:p><text:s/>102,202 <text:s/></text:p>
          </table:table-cell>
          <table:table-cell table:style-name="ce28" office:value-type="float" office:value="435162.920424099" calcext:value-type="float">
            <text:p><text:s/>435,163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5"/>
          <table:table-cell table:style-name="ce20" office:value-type="float" office:value="2057867.93794648" calcext:value-type="float">
            <text:p><text:s/>2,057,868 <text:s/></text:p>
          </table:table-cell>
          <table:table-cell table:style-name="ce25" office:value-type="float" office:value="207474.608002625" calcext:value-type="float">
            <text:p><text:s/>207,475 <text:s/></text:p>
          </table:table-cell>
          <table:table-cell table:style-name="ce25" office:value-type="float" office:value="176959.247291211" calcext:value-type="float">
            <text:p><text:s/>176,959 <text:s/></text:p>
          </table:table-cell>
          <table:table-cell table:style-name="ce25" office:value-type="float" office:value="83099.2723350718" calcext:value-type="float">
            <text:p><text:s/>83,099 <text:s/></text:p>
          </table:table-cell>
          <table:table-cell table:style-name="ce25" office:value-type="float" office:value="559111.715568524" calcext:value-type="float">
            <text:p><text:s/>559,112 <text:s/></text:p>
          </table:table-cell>
          <table:table-cell table:style-name="ce25" office:value-type="float" office:value="84604.5401733333" calcext:value-type="float">
            <text:p><text:s/>84,605 <text:s/></text:p>
          </table:table-cell>
          <table:table-cell table:style-name="ce25" office:value-type="float" office:value="218184.444316667" calcext:value-type="float">
            <text:p><text:s/>218,184 <text:s/></text:p>
          </table:table-cell>
          <table:table-cell table:style-name="ce25" office:value-type="float" office:value="226208.03215" calcext:value-type="float">
            <text:p><text:s/>226,208 <text:s/></text:p>
          </table:table-cell>
          <table:table-cell table:style-name="ce25" office:value-type="float" office:value="94067.1526833333" calcext:value-type="float">
            <text:p><text:s/>94,067 <text:s/></text:p>
          </table:table-cell>
          <table:table-cell table:style-name="ce28" office:value-type="float" office:value="408158.925425717" calcext:value-type="float">
            <text:p><text:s/>408,15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5"/>
          <table:table-cell table:style-name="ce20" office:value-type="float" office:value="1964140.85191018" calcext:value-type="float">
            <text:p><text:s/>1,964,141 <text:s/></text:p>
          </table:table-cell>
          <table:table-cell table:style-name="ce25" office:value-type="float" office:value="186298.607371673" calcext:value-type="float">
            <text:p><text:s/>186,299 <text:s/></text:p>
          </table:table-cell>
          <table:table-cell table:style-name="ce25" office:value-type="float" office:value="161963.133140864" calcext:value-type="float">
            <text:p><text:s/>161,963 <text:s/></text:p>
          </table:table-cell>
          <table:table-cell table:style-name="ce25" office:value-type="float" office:value="76352.7441558253" calcext:value-type="float">
            <text:p><text:s/>76,353 <text:s/></text:p>
          </table:table-cell>
          <table:table-cell table:style-name="ce25" office:value-type="float" office:value="547929.333881872" calcext:value-type="float">
            <text:p><text:s/>547,929 <text:s/></text:p>
          </table:table-cell>
          <table:table-cell table:style-name="ce25" office:value-type="float" office:value="69364.3164522222" calcext:value-type="float">
            <text:p><text:s/>69,364 <text:s/></text:p>
          </table:table-cell>
          <table:table-cell table:style-name="ce25" office:value-type="float" office:value="215951.417516667" calcext:value-type="float">
            <text:p><text:s/>215,951 <text:s/></text:p>
          </table:table-cell>
          <table:table-cell table:style-name="ce25" office:value-type="float" office:value="217359.872236667" calcext:value-type="float">
            <text:p><text:s/>217,360 <text:s/></text:p>
          </table:table-cell>
          <table:table-cell table:style-name="ce25" office:value-type="float" office:value="92070.63674" calcext:value-type="float">
            <text:p><text:s/>92,071 <text:s/></text:p>
          </table:table-cell>
          <table:table-cell table:style-name="ce28" office:value-type="float" office:value="396850.790414388" calcext:value-type="float">
            <text:p><text:s/>396,85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5"/>
          <table:table-cell table:style-name="ce20" office:value-type="float" office:value="2020552.32028266" calcext:value-type="float">
            <text:p><text:s/>2,020,552 <text:s/></text:p>
          </table:table-cell>
          <table:table-cell table:style-name="ce25" office:value-type="float" office:value="194123.532921933" calcext:value-type="float">
            <text:p><text:s/>194,124 <text:s/></text:p>
          </table:table-cell>
          <table:table-cell table:style-name="ce25" office:value-type="float" office:value="157525.763618033" calcext:value-type="float">
            <text:p><text:s/>157,526 <text:s/></text:p>
          </table:table-cell>
          <table:table-cell table:style-name="ce25" office:value-type="float" office:value="63785.0000480781" calcext:value-type="float">
            <text:p><text:s/>63,785 <text:s/></text:p>
          </table:table-cell>
          <table:table-cell table:style-name="ce25" office:value-type="float" office:value="787651.347802034" calcext:value-type="float">
            <text:p><text:s/>787,651 <text:s/></text:p>
          </table:table-cell>
          <table:table-cell table:style-name="ce25" office:value-type="float" office:value="59154.4074971189" calcext:value-type="float">
            <text:p><text:s/>59,154 <text:s/></text:p>
          </table:table-cell>
          <table:table-cell table:style-name="ce25" office:value-type="float" office:value="272176.154992187" calcext:value-type="float">
            <text:p><text:s/>272,176 <text:s/></text:p>
          </table:table-cell>
          <table:table-cell table:style-name="ce25" office:value-type="float" office:value="196082.677653223" calcext:value-type="float">
            <text:p><text:s/>196,083 <text:s/></text:p>
          </table:table-cell>
          <table:table-cell table:style-name="ce25" office:value-type="float" office:value="4021.82713333333" calcext:value-type="float">
            <text:p><text:s/>4,022 <text:s/></text:p>
          </table:table-cell>
          <table:table-cell table:style-name="ce28" office:value-type="float" office:value="286031.608616718" calcext:value-type="float">
            <text:p><text:s/>286,03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5"/>
          <table:table-cell table:style-name="ce20" office:value-type="float" office:value="1621788.67458547" calcext:value-type="float">
            <text:p><text:s/>1,621,789 <text:s/></text:p>
          </table:table-cell>
          <table:table-cell table:style-name="ce25" office:value-type="float" office:value="146682.109139598" calcext:value-type="float">
            <text:p><text:s/>146,682 <text:s/></text:p>
          </table:table-cell>
          <table:table-cell table:style-name="ce25" office:value-type="float" office:value="128474.699294787" calcext:value-type="float">
            <text:p><text:s/>128,475 <text:s/></text:p>
          </table:table-cell>
          <table:table-cell table:style-name="ce25" office:value-type="float" office:value="51241.1663858358" calcext:value-type="float">
            <text:p><text:s/>51,241 <text:s/></text:p>
          </table:table-cell>
          <table:table-cell table:style-name="ce25" office:value-type="float" office:value="644651.709146242" calcext:value-type="float">
            <text:p><text:s/>644,652 <text:s/></text:p>
          </table:table-cell>
          <table:table-cell table:style-name="ce25" office:value-type="float" office:value="48234.6547871944" calcext:value-type="float">
            <text:p><text:s/>48,235 <text:s/></text:p>
          </table:table-cell>
          <table:table-cell table:style-name="ce25" office:value-type="float" office:value="250756.363160023" calcext:value-type="float">
            <text:p><text:s/>250,756 <text:s/></text:p>
          </table:table-cell>
          <table:table-cell table:style-name="ce25" office:value-type="float" office:value="160717.889066927" calcext:value-type="float">
            <text:p><text:s/>160,718 <text:s/></text:p>
          </table:table-cell>
          <table:table-cell table:style-name="ce25" office:value-type="float" office:value="2192.42753333333" calcext:value-type="float">
            <text:p><text:s/>2,192 <text:s/></text:p>
          </table:table-cell>
          <table:table-cell table:style-name="ce28" office:value-type="float" office:value="188837.656071527" calcext:value-type="float">
            <text:p><text:s/>188,83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0"/>
          <table:table-cell table:style-name="ce25" table:number-columns-repeated="8"/>
          <table:table-cell table:style-name="ce28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5"/>
          <table:table-cell table:style-name="ce20" office:value-type="float" office:value="111812.604131167" calcext:value-type="float">
            <text:p><text:s/>111,813 <text:s/></text:p>
          </table:table-cell>
          <table:table-cell table:style-name="ce25" office:value-type="float" office:value="7647.95704823258" calcext:value-type="float">
            <text:p><text:s/>7,648 <text:s/></text:p>
          </table:table-cell>
          <table:table-cell table:style-name="ce25" office:value-type="float" office:value="7644.5682269" calcext:value-type="float">
            <text:p><text:s/>7,645 <text:s/></text:p>
          </table:table-cell>
          <table:table-cell table:style-name="ce25" office:value-type="float" office:value="2684.24708161216" calcext:value-type="float">
            <text:p><text:s/>2,684 <text:s/></text:p>
          </table:table-cell>
          <table:table-cell table:style-name="ce25" office:value-type="float" office:value="54050.7084507592" calcext:value-type="float">
            <text:p><text:s/>54,051 <text:s/></text:p>
          </table:table-cell>
          <table:table-cell table:style-name="ce25" office:value-type="float" office:value="2549.47548106667" calcext:value-type="float">
            <text:p><text:s/>2,549 <text:s/></text:p>
          </table:table-cell>
          <table:table-cell table:style-name="ce25" office:value-type="float" office:value="15685.14065682" calcext:value-type="float">
            <text:p><text:s/>15,685 <text:s/></text:p>
          </table:table-cell>
          <table:table-cell table:style-name="ce25" office:value-type="float" office:value="9454.97909774" calcext:value-type="float">
            <text:p><text:s/>9,455 <text:s/></text:p>
          </table:table-cell>
          <table:table-cell table:style-name="ce25" office:value-type="float" office:value="106.437466666667" calcext:value-type="float">
            <text:p><text:s/>106 <text:s/></text:p>
          </table:table-cell>
          <table:table-cell table:style-name="ce28" office:value-type="float" office:value="11989.09062137" calcext:value-type="float">
            <text:p><text:s/>11,98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5"/>
          <table:table-cell table:style-name="ce20" office:value-type="float" office:value="109756.945771321" calcext:value-type="float">
            <text:p><text:s/>109,757 <text:s/></text:p>
          </table:table-cell>
          <table:table-cell table:style-name="ce25" office:value-type="float" office:value="9351.31455044141" calcext:value-type="float">
            <text:p><text:s/>9,351 <text:s/></text:p>
          </table:table-cell>
          <table:table-cell table:style-name="ce25" office:value-type="float" office:value="8650.29665823333" calcext:value-type="float">
            <text:p><text:s/>8,650 <text:s/></text:p>
          </table:table-cell>
          <table:table-cell table:style-name="ce25" office:value-type="float" office:value="3901.37395431371" calcext:value-type="float">
            <text:p><text:s/>3,901 <text:s/></text:p>
          </table:table-cell>
          <table:table-cell table:style-name="ce25" office:value-type="float" office:value="48987.6584751836" calcext:value-type="float">
            <text:p><text:s/>48,988 <text:s/></text:p>
          </table:table-cell>
          <table:table-cell table:style-name="ce25" office:value-type="float" office:value="2247.96970991222" calcext:value-type="float">
            <text:p><text:s/>2,248 <text:s/></text:p>
          </table:table-cell>
          <table:table-cell table:style-name="ce25" office:value-type="float" office:value="11608.8191516033" calcext:value-type="float">
            <text:p><text:s/>11,609 <text:s/></text:p>
          </table:table-cell>
          <table:table-cell table:style-name="ce25" office:value-type="float" office:value="10688.73083047" calcext:value-type="float">
            <text:p><text:s/>10,689 <text:s/></text:p>
          </table:table-cell>
          <table:table-cell table:style-name="ce25" office:value-type="float" office:value="98.1467333333333" calcext:value-type="float">
            <text:p><text:s/>98 <text:s/></text:p>
          </table:table-cell>
          <table:table-cell table:style-name="ce28" office:value-type="float" office:value="14222.63570783" calcext:value-type="float">
            <text:p><text:s/>14,22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5"/>
          <table:table-cell table:style-name="ce20" office:value-type="float" office:value="108572.747238748" calcext:value-type="float">
            <text:p><text:s/>108,573 <text:s/></text:p>
          </table:table-cell>
          <table:table-cell table:style-name="ce25" office:value-type="float" office:value="9258.6992822014" calcext:value-type="float">
            <text:p><text:s/>9,259 <text:s/></text:p>
          </table:table-cell>
          <table:table-cell table:style-name="ce25" office:value-type="float" office:value="8563.19930612667" calcext:value-type="float">
            <text:p><text:s/>8,563 <text:s/></text:p>
          </table:table-cell>
          <table:table-cell table:style-name="ce25" office:value-type="float" office:value="3830.10686749916" calcext:value-type="float">
            <text:p><text:s/>3,830 <text:s/></text:p>
          </table:table-cell>
          <table:table-cell table:style-name="ce25" office:value-type="float" office:value="46232.3299196364" calcext:value-type="float">
            <text:p><text:s/>46,232 <text:s/></text:p>
          </table:table-cell>
          <table:table-cell table:style-name="ce25" office:value-type="float" office:value="2757.03522012778" calcext:value-type="float">
            <text:p><text:s/>2,757 <text:s/></text:p>
          </table:table-cell>
          <table:table-cell table:style-name="ce25" office:value-type="float" office:value="11913.0833333333" calcext:value-type="float">
            <text:p><text:s/>11,913 <text:s/></text:p>
          </table:table-cell>
          <table:table-cell table:style-name="ce25" office:value-type="float" office:value="11873.26655474" calcext:value-type="float">
            <text:p><text:s/>11,873 <text:s/></text:p>
          </table:table-cell>
          <table:table-cell table:style-name="ce25" office:value-type="float" office:value="117.102" calcext:value-type="float">
            <text:p><text:s/>117 <text:s/></text:p>
          </table:table-cell>
          <table:table-cell table:style-name="ce28" office:value-type="float" office:value="14027.9247550833" calcext:value-type="float">
            <text:p><text:s/>14,02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5"/>
          <table:table-cell table:style-name="ce20" office:value-type="float" office:value="119153.021497273" calcext:value-type="float">
            <text:p><text:s/>119,153 <text:s/></text:p>
          </table:table-cell>
          <table:table-cell table:style-name="ce25" office:value-type="float" office:value="8788.1695694281" calcext:value-type="float">
            <text:p><text:s/>8,788 <text:s/></text:p>
          </table:table-cell>
          <table:table-cell table:style-name="ce25" office:value-type="float" office:value="7449.4574494" calcext:value-type="float">
            <text:p><text:s/>7,449 <text:s/></text:p>
          </table:table-cell>
          <table:table-cell table:style-name="ce25" office:value-type="float" office:value="3761.22667574308" calcext:value-type="float">
            <text:p><text:s/>3,761 <text:s/></text:p>
          </table:table-cell>
          <table:table-cell table:style-name="ce25" office:value-type="float" office:value="53785.5922017075" calcext:value-type="float">
            <text:p><text:s/>53,786 <text:s/></text:p>
          </table:table-cell>
          <table:table-cell table:style-name="ce25" office:value-type="float" office:value="4817.72223326111" calcext:value-type="float">
            <text:p><text:s/>4,818 <text:s/></text:p>
          </table:table-cell>
          <table:table-cell table:style-name="ce25" office:value-type="float" office:value="15208.2224861667" calcext:value-type="float">
            <text:p><text:s/>15,208 <text:s/></text:p>
          </table:table-cell>
          <table:table-cell table:style-name="ce25" office:value-type="float" office:value="11742.8906113567" calcext:value-type="float">
            <text:p><text:s/>11,743 <text:s/></text:p>
          </table:table-cell>
          <table:table-cell table:style-name="ce25" office:value-type="float" office:value="88.9915333333333" calcext:value-type="float">
            <text:p><text:s/>89 <text:s/></text:p>
          </table:table-cell>
          <table:table-cell table:style-name="ce28" office:value-type="float" office:value="13510.7487368767" calcext:value-type="float">
            <text:p><text:s/>13,51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5"/>
          <table:table-cell table:style-name="ce20" office:value-type="float" office:value="98864.7118160642" calcext:value-type="float">
            <text:p><text:s/>98,865 <text:s/></text:p>
          </table:table-cell>
          <table:table-cell table:style-name="ce25" office:value-type="float" office:value="7472.99718535666" calcext:value-type="float">
            <text:p><text:s/>7,473 <text:s/></text:p>
          </table:table-cell>
          <table:table-cell table:style-name="ce25" office:value-type="float" office:value="5817.88584117" calcext:value-type="float">
            <text:p><text:s/>5,818 <text:s/></text:p>
          </table:table-cell>
          <table:table-cell table:style-name="ce25" office:value-type="float" office:value="3053.74231243192" calcext:value-type="float">
            <text:p><text:s/>3,054 <text:s/></text:p>
          </table:table-cell>
          <table:table-cell table:style-name="ce25" office:value-type="float" office:value="42605.743894594" calcext:value-type="float">
            <text:p><text:s/>42,606 <text:s/></text:p>
          </table:table-cell>
          <table:table-cell table:style-name="ce25" office:value-type="float" office:value="2295.18309845556" calcext:value-type="float">
            <text:p><text:s/>2,295 <text:s/></text:p>
          </table:table-cell>
          <table:table-cell table:style-name="ce25" office:value-type="float" office:value="14443.0436953067" calcext:value-type="float">
            <text:p><text:s/>14,443 <text:s/></text:p>
          </table:table-cell>
          <table:table-cell table:style-name="ce25" office:value-type="float" office:value="11454.4732284433" calcext:value-type="float">
            <text:p><text:s/>11,454 <text:s/></text:p>
          </table:table-cell>
          <table:table-cell table:style-name="ce25" office:value-type="float" office:value="103.921933333333" calcext:value-type="float">
            <text:p><text:s/>104 <text:s/></text:p>
          </table:table-cell>
          <table:table-cell table:style-name="ce28" office:value-type="float" office:value="11617.7206269727" calcext:value-type="float">
            <text:p><text:s/>11,61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5"/>
          <table:table-cell table:style-name="ce20" office:value-type="float" office:value="98641.1976592852" calcext:value-type="float">
            <text:p><text:s/>98,641 <text:s/></text:p>
          </table:table-cell>
          <table:table-cell table:style-name="ce25" office:value-type="float" office:value="7014.53133867974" calcext:value-type="float">
            <text:p><text:s/>7,015 <text:s/></text:p>
          </table:table-cell>
          <table:table-cell table:style-name="ce25" office:value-type="float" office:value="6042.46522459333" calcext:value-type="float">
            <text:p><text:s/>6,042 <text:s/></text:p>
          </table:table-cell>
          <table:table-cell table:style-name="ce25" office:value-type="float" office:value="3214.14506095427" calcext:value-type="float">
            <text:p><text:s/>3,214 <text:s/></text:p>
          </table:table-cell>
          <table:table-cell table:style-name="ce25" office:value-type="float" office:value="38103.0150887101" calcext:value-type="float">
            <text:p><text:s/>38,103 <text:s/></text:p>
          </table:table-cell>
          <table:table-cell table:style-name="ce25" office:value-type="float" office:value="2696.52226220778" calcext:value-type="float">
            <text:p><text:s/>2,697 <text:s/></text:p>
          </table:table-cell>
          <table:table-cell table:style-name="ce25" office:value-type="float" office:value="18095.8121245333" calcext:value-type="float">
            <text:p><text:s/>18,096 <text:s/></text:p>
          </table:table-cell>
          <table:table-cell table:style-name="ce25" office:value-type="float" office:value="11072.7176162067" calcext:value-type="float">
            <text:p><text:s/>11,073 <text:s/></text:p>
          </table:table-cell>
          <table:table-cell table:style-name="ce25" office:value-type="float" office:value="90.0808666666667" calcext:value-type="float">
            <text:p><text:s/>90 <text:s/></text:p>
          </table:table-cell>
          <table:table-cell table:style-name="ce28" office:value-type="float" office:value="12311.9080767333" calcext:value-type="float">
            <text:p><text:s/>12,312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5"/>
          <table:table-cell table:style-name="ce20" office:value-type="float" office:value="109647.685448825" calcext:value-type="float">
            <text:p><text:s/>109,648 <text:s/></text:p>
          </table:table-cell>
          <table:table-cell table:style-name="ce25" office:value-type="float" office:value="9751.41529261718" calcext:value-type="float">
            <text:p><text:s/>9,751 <text:s/></text:p>
          </table:table-cell>
          <table:table-cell table:style-name="ce25" office:value-type="float" office:value="7139.11633026333" calcext:value-type="float">
            <text:p><text:s/>7,139 <text:s/></text:p>
          </table:table-cell>
          <table:table-cell table:style-name="ce25" office:value-type="float" office:value="2759.75062346287" calcext:value-type="float">
            <text:p><text:s/>2,760 <text:s/></text:p>
          </table:table-cell>
          <table:table-cell table:style-name="ce25" office:value-type="float" office:value="42461.3571980971" calcext:value-type="float">
            <text:p><text:s/>42,461 <text:s/></text:p>
          </table:table-cell>
          <table:table-cell table:style-name="ce25" office:value-type="float" office:value="2431.89733234222" calcext:value-type="float">
            <text:p><text:s/>2,432 <text:s/></text:p>
          </table:table-cell>
          <table:table-cell table:style-name="ce25" office:value-type="float" office:value="18785.5637030467" calcext:value-type="float">
            <text:p><text:s/>18,786 <text:s/></text:p>
          </table:table-cell>
          <table:table-cell table:style-name="ce25" office:value-type="float" office:value="12587.8971290267" calcext:value-type="float">
            <text:p><text:s/>12,588 <text:s/></text:p>
          </table:table-cell>
          <table:table-cell table:style-name="ce25" office:value-type="float" office:value="91.4142666666667" calcext:value-type="float">
            <text:p><text:s/>91 <text:s/></text:p>
          </table:table-cell>
          <table:table-cell table:style-name="ce28" office:value-type="float" office:value="13639.2735733027" calcext:value-type="float">
            <text:p><text:s/>13,63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5"/>
          <table:table-cell table:style-name="ce20" office:value-type="float" office:value="108893.718704284" calcext:value-type="float">
            <text:p><text:s/>108,894 <text:s/></text:p>
          </table:table-cell>
          <table:table-cell table:style-name="ce25" office:value-type="float" office:value="7558.55738661879" calcext:value-type="float">
            <text:p><text:s/>7,559 <text:s/></text:p>
          </table:table-cell>
          <table:table-cell table:style-name="ce25" office:value-type="float" office:value="7166.03195594" calcext:value-type="float">
            <text:p><text:s/>7,166 <text:s/></text:p>
          </table:table-cell>
          <table:table-cell table:style-name="ce25" office:value-type="float" office:value="2578.72743691197" calcext:value-type="float">
            <text:p><text:s/>2,579 <text:s/></text:p>
          </table:table-cell>
          <table:table-cell table:style-name="ce25" office:value-type="float" office:value="46052.4056543719" calcext:value-type="float">
            <text:p><text:s/>46,052 <text:s/></text:p>
          </table:table-cell>
          <table:table-cell table:style-name="ce25" office:value-type="float" office:value="2215.60002544111" calcext:value-type="float">
            <text:p><text:s/>2,216 <text:s/></text:p>
          </table:table-cell>
          <table:table-cell table:style-name="ce25" office:value-type="float" office:value="18181.7758109733" calcext:value-type="float">
            <text:p><text:s/>18,182 <text:s/></text:p>
          </table:table-cell>
          <table:table-cell table:style-name="ce25" office:value-type="float" office:value="11589.3340033267" calcext:value-type="float">
            <text:p><text:s/>11,589 <text:s/></text:p>
          </table:table-cell>
          <table:table-cell table:style-name="ce25" office:value-type="float" office:value="92.2762" calcext:value-type="float">
            <text:p><text:s/>92 <text:s/></text:p>
          </table:table-cell>
          <table:table-cell table:style-name="ce28" office:value-type="float" office:value="13459.0102307" calcext:value-type="float">
            <text:p><text:s/>13,45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5"/>
          <table:table-cell table:style-name="ce20" office:value-type="float" office:value="118555.768925391" calcext:value-type="float">
            <text:p><text:s/>118,556 <text:s/></text:p>
          </table:table-cell>
          <table:table-cell table:style-name="ce25" office:value-type="float" office:value="8136.26393541424" calcext:value-type="float">
            <text:p><text:s/>8,136 <text:s/></text:p>
          </table:table-cell>
          <table:table-cell table:style-name="ce25" office:value-type="float" office:value="8088.07931222667" calcext:value-type="float">
            <text:p><text:s/>8,088 <text:s/></text:p>
          </table:table-cell>
          <table:table-cell table:style-name="ce25" office:value-type="float" office:value="3665.58782020811" calcext:value-type="float">
            <text:p><text:s/>3,666 <text:s/></text:p>
          </table:table-cell>
          <table:table-cell table:style-name="ce25" office:value-type="float" office:value="49204.8391031562" calcext:value-type="float">
            <text:p><text:s/>49,205 <text:s/></text:p>
          </table:table-cell>
          <table:table-cell table:style-name="ce25" office:value-type="float" office:value="2642.79455609556" calcext:value-type="float">
            <text:p><text:s/>2,643 <text:s/></text:p>
          </table:table-cell>
          <table:table-cell table:style-name="ce25" office:value-type="float" office:value="20403.48067486" calcext:value-type="float">
            <text:p><text:s/>20,403 <text:s/></text:p>
          </table:table-cell>
          <table:table-cell table:style-name="ce25" office:value-type="float" office:value="12593.6545256133" calcext:value-type="float">
            <text:p><text:s/>12,594 <text:s/></text:p>
          </table:table-cell>
          <table:table-cell table:style-name="ce25" office:value-type="float" office:value="122.350733333333" calcext:value-type="float">
            <text:p><text:s/>122 <text:s/></text:p>
          </table:table-cell>
          <table:table-cell table:style-name="ce28" office:value-type="float" office:value="13698.7182644833" calcext:value-type="float">
            <text:p><text:s/>13,69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5"/>
          <table:table-cell table:style-name="ce20" office:value-type="float" office:value="113758.361314587" calcext:value-type="float">
            <text:p><text:s/>113,758 <text:s/></text:p>
          </table:table-cell>
          <table:table-cell table:style-name="ce25" office:value-type="float" office:value="8074.536160641" calcext:value-type="float">
            <text:p><text:s/>8,075 <text:s/></text:p>
          </table:table-cell>
          <table:table-cell table:style-name="ce25" office:value-type="float" office:value="7956.1267152" calcext:value-type="float">
            <text:p><text:s/>7,956 <text:s/></text:p>
          </table:table-cell>
          <table:table-cell table:style-name="ce25" office:value-type="float" office:value="2823.90512225824" calcext:value-type="float">
            <text:p><text:s/>2,824 <text:s/></text:p>
          </table:table-cell>
          <table:table-cell table:style-name="ce25" office:value-type="float" office:value="48671.271479286" calcext:value-type="float">
            <text:p><text:s/>48,671 <text:s/></text:p>
          </table:table-cell>
          <table:table-cell table:style-name="ce25" office:value-type="float" office:value="2375.95009861556" calcext:value-type="float">
            <text:p><text:s/>2,376 <text:s/></text:p>
          </table:table-cell>
          <table:table-cell table:style-name="ce25" office:value-type="float" office:value="19452.3119712033" calcext:value-type="float">
            <text:p><text:s/>19,452 <text:s/></text:p>
          </table:table-cell>
          <table:table-cell table:style-name="ce25" office:value-type="float" office:value="11672.64285334" calcext:value-type="float">
            <text:p><text:s/>11,673 <text:s/></text:p>
          </table:table-cell>
          <table:table-cell table:style-name="ce25" office:value-type="float" office:value="85.6683333333333" calcext:value-type="float">
            <text:p><text:s/>86 <text:s/></text:p>
          </table:table-cell>
          <table:table-cell table:style-name="ce28" office:value-type="float" office:value="12645.94858071" calcext:value-type="float">
            <text:p><text:s/>12,646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5"/>
          <table:table-cell table:style-name="ce20" office:value-type="float" office:value="120342.564490827" calcext:value-type="float">
            <text:p><text:s/>120,343 <text:s/></text:p>
          </table:table-cell>
          <table:table-cell table:style-name="ce25" office:value-type="float" office:value="8312.01290638772" calcext:value-type="float">
            <text:p><text:s/>8,312 <text:s/></text:p>
          </table:table-cell>
          <table:table-cell table:style-name="ce25" office:value-type="float" office:value="7567.88390546" calcext:value-type="float">
            <text:p><text:s/>7,568 <text:s/></text:p>
          </table:table-cell>
          <table:table-cell table:style-name="ce25" office:value-type="float" office:value="3983.57637699739" calcext:value-type="float">
            <text:p><text:s/>3,984 <text:s/></text:p>
          </table:table-cell>
          <table:table-cell table:style-name="ce25" office:value-type="float" office:value="50251.589630833" calcext:value-type="float">
            <text:p><text:s/>50,252 <text:s/></text:p>
          </table:table-cell>
          <table:table-cell table:style-name="ce25" office:value-type="float" office:value="1804.87400596889" calcext:value-type="float">
            <text:p><text:s/>1,805 <text:s/></text:p>
          </table:table-cell>
          <table:table-cell table:style-name="ce25" office:value-type="float" office:value="19360.1162220933" calcext:value-type="float">
            <text:p><text:s/>19,360 <text:s/></text:p>
          </table:table-cell>
          <table:table-cell table:style-name="ce25" office:value-type="float" office:value="13499.6741746767" calcext:value-type="float">
            <text:p><text:s/>13,500 <text:s/></text:p>
          </table:table-cell>
          <table:table-cell table:style-name="ce25" office:value-type="float" office:value="95.4419333333333" calcext:value-type="float">
            <text:p><text:s/>95 <text:s/></text:p>
          </table:table-cell>
          <table:table-cell table:style-name="ce28" office:value-type="float" office:value="15467.3953350767" calcext:value-type="float">
            <text:p><text:s/>15,46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5"/>
          <table:table-cell table:style-name="ce20" office:value-type="float" office:value="1217999.32699777" calcext:value-type="float">
            <text:p><text:s/>1,217,999 <text:s/></text:p>
          </table:table-cell>
          <table:table-cell table:style-name="ce25" office:value-type="float" office:value="91366.4546560188" calcext:value-type="float">
            <text:p><text:s/>91,366 <text:s/></text:p>
          </table:table-cell>
          <table:table-cell table:style-name="ce25" office:value-type="float" office:value="82085.1109255133" calcext:value-type="float">
            <text:p><text:s/>82,085 <text:s/></text:p>
          </table:table-cell>
          <table:table-cell table:style-name="ce25" office:value-type="float" office:value="36256.3893323929" calcext:value-type="float">
            <text:p><text:s/>36,256 <text:s/></text:p>
          </table:table-cell>
          <table:table-cell table:style-name="ce25" office:value-type="float" office:value="520406.511096335" calcext:value-type="float">
            <text:p><text:s/>520,407 <text:s/></text:p>
          </table:table-cell>
          <table:table-cell table:style-name="ce25" office:value-type="float" office:value="28835.0240234944" calcext:value-type="float">
            <text:p><text:s/>28,835 <text:s/></text:p>
          </table:table-cell>
          <table:table-cell table:style-name="ce25" office:value-type="float" office:value="183137.36982994" calcext:value-type="float">
            <text:p><text:s/>183,137 <text:s/></text:p>
          </table:table-cell>
          <table:table-cell table:style-name="ce25" office:value-type="float" office:value="128230.26062494" calcext:value-type="float">
            <text:p><text:s/>128,230 <text:s/></text:p>
          </table:table-cell>
          <table:table-cell table:style-name="ce25" office:value-type="float" office:value="1091.832" calcext:value-type="float">
            <text:p><text:s/>1,092 <text:s/></text:p>
          </table:table-cell>
          <table:table-cell table:style-name="ce28" office:value-type="float" office:value="146590.374509139" calcext:value-type="float">
            <text:p><text:s/>146,59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5"/>
          <table:table-cell table:style-name="ce20" office:value-type="float" office:value="127347.181734081" calcext:value-type="float">
            <text:p><text:s/>127,347 <text:s/></text:p>
          </table:table-cell>
          <table:table-cell table:style-name="ce25" office:value-type="float" office:value="9377.5969424106" calcext:value-type="float">
            <text:p><text:s/>9,378 <text:s/></text:p>
          </table:table-cell>
          <table:table-cell table:style-name="ce25" office:value-type="float" office:value="9894.42254573333" calcext:value-type="float">
            <text:p><text:s/>9,894 <text:s/></text:p>
          </table:table-cell>
          <table:table-cell table:style-name="ce25" office:value-type="float" office:value="4711.44101041739" calcext:value-type="float">
            <text:p><text:s/>4,711 <text:s/></text:p>
          </table:table-cell>
          <table:table-cell table:style-name="ce25" office:value-type="float" office:value="44779.3865700714" calcext:value-type="float">
            <text:p><text:s/>44,779 <text:s/></text:p>
          </table:table-cell>
          <table:table-cell table:style-name="ce25" office:value-type="float" office:value="1998.96185420444" calcext:value-type="float">
            <text:p><text:s/>1,999 <text:s/></text:p>
          </table:table-cell>
          <table:table-cell table:style-name="ce25" office:value-type="float" office:value="23983.0405907933" calcext:value-type="float">
            <text:p><text:s/>23,983 <text:s/></text:p>
          </table:table-cell>
          <table:table-cell table:style-name="ce25" office:value-type="float" office:value="15657.0806623867" calcext:value-type="float">
            <text:p><text:s/>15,657 <text:s/></text:p>
          </table:table-cell>
          <table:table-cell table:style-name="ce25" office:value-type="float" office:value="101.204066666667" calcext:value-type="float">
            <text:p><text:s/>101 <text:s/></text:p>
          </table:table-cell>
          <table:table-cell table:style-name="ce28" office:value-type="float" office:value="16844.0474913967" calcext:value-type="float">
            <text:p><text:s/>16,84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5"/>
          <table:table-cell table:style-name="ce20" office:value-type="float" office:value="1345346.50873185" calcext:value-type="float">
            <text:p><text:s/>1,345,347 <text:s/></text:p>
          </table:table-cell>
          <table:table-cell table:style-name="ce25" office:value-type="float" office:value="100744.051598429" calcext:value-type="float">
            <text:p><text:s/>100,744 <text:s/></text:p>
          </table:table-cell>
          <table:table-cell table:style-name="ce25" office:value-type="float" office:value="91979.5334712467" calcext:value-type="float">
            <text:p><text:s/>91,980 <text:s/></text:p>
          </table:table-cell>
          <table:table-cell table:style-name="ce25" office:value-type="float" office:value="40967.8303428103" calcext:value-type="float">
            <text:p><text:s/>40,968 <text:s/></text:p>
          </table:table-cell>
          <table:table-cell table:style-name="ce25" office:value-type="float" office:value="565185.897666406" calcext:value-type="float">
            <text:p><text:s/>565,186 <text:s/></text:p>
          </table:table-cell>
          <table:table-cell table:style-name="ce25" office:value-type="float" office:value="30833.9858776989" calcext:value-type="float">
            <text:p><text:s/>30,834 <text:s/></text:p>
          </table:table-cell>
          <table:table-cell table:style-name="ce25" office:value-type="float" office:value="207120.410420733" calcext:value-type="float">
            <text:p><text:s/>207,120 <text:s/></text:p>
          </table:table-cell>
          <table:table-cell table:style-name="ce25" office:value-type="float" office:value="143887.341287327" calcext:value-type="float">
            <text:p><text:s/>143,887 <text:s/></text:p>
          </table:table-cell>
          <table:table-cell table:style-name="ce25" office:value-type="float" office:value="1193.03606666667" calcext:value-type="float">
            <text:p><text:s/>1,193 <text:s/></text:p>
          </table:table-cell>
          <table:table-cell table:style-name="ce28" office:value-type="float" office:value="163434.422000535" calcext:value-type="float">
            <text:p><text:s/>163,43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0"/>
          <table:table-cell table:style-name="ce25" table:number-columns-repeated="8"/>
          <table:table-cell table:style-name="ce28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5"/>
          <table:table-cell table:style-name="ce20" office:value-type="float" office:value="113608.185783585" calcext:value-type="float">
            <text:p><text:s/>113,608 <text:s/></text:p>
          </table:table-cell>
          <table:table-cell table:style-name="ce25" office:value-type="float" office:value="7168.25963405953" calcext:value-type="float">
            <text:p><text:s/>7,168 <text:s/></text:p>
          </table:table-cell>
          <table:table-cell table:style-name="ce25" office:value-type="float" office:value="7347.5481308" calcext:value-type="float">
            <text:p><text:s/>7,348 <text:s/></text:p>
          </table:table-cell>
          <table:table-cell table:style-name="ce25" office:value-type="float" office:value="4677.470083348" calcext:value-type="float">
            <text:p><text:s/>4,677 <text:s/></text:p>
          </table:table-cell>
          <table:table-cell table:style-name="ce25" office:value-type="float" office:value="46937.7845851659" calcext:value-type="float">
            <text:p><text:s/>46,938 <text:s/></text:p>
          </table:table-cell>
          <table:table-cell table:style-name="ce25" office:value-type="float" office:value="2762.30702727889" calcext:value-type="float">
            <text:p><text:s/>2,762 <text:s/></text:p>
          </table:table-cell>
          <table:table-cell table:style-name="ce25" office:value-type="float" office:value="19028.42804127" calcext:value-type="float">
            <text:p><text:s/>19,028 <text:s/></text:p>
          </table:table-cell>
          <table:table-cell table:style-name="ce25" office:value-type="float" office:value="13147.3563465433" calcext:value-type="float">
            <text:p><text:s/>13,147 <text:s/></text:p>
          </table:table-cell>
          <table:table-cell table:style-name="ce25" office:value-type="float" office:value="87.047" calcext:value-type="float">
            <text:p><text:s/>87 <text:s/></text:p>
          </table:table-cell>
          <table:table-cell table:style-name="ce28" office:value-type="float" office:value="12451.9849351193" calcext:value-type="float">
            <text:p><text:s/>12,452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5"/>
          <table:table-cell table:style-name="ce20" office:value-type="float" office:value="101524.258298776" calcext:value-type="float">
            <text:p><text:s/>101,524 <text:s/></text:p>
          </table:table-cell>
          <table:table-cell table:style-name="ce25" office:value-type="float" office:value="5749.11857459984" calcext:value-type="float">
            <text:p><text:s/>5,749 <text:s/></text:p>
          </table:table-cell>
          <table:table-cell table:style-name="ce25" office:value-type="float" office:value="7012.95348138333" calcext:value-type="float">
            <text:p><text:s/>7,013 <text:s/></text:p>
          </table:table-cell>
          <table:table-cell table:style-name="ce25" office:value-type="float" office:value="2748.2330559906" calcext:value-type="float">
            <text:p><text:s/>2,748 <text:s/></text:p>
          </table:table-cell>
          <table:table-cell table:style-name="ce25" office:value-type="float" office:value="47339.8634704351" calcext:value-type="float">
            <text:p><text:s/>47,340 <text:s/></text:p>
          </table:table-cell>
          <table:table-cell table:style-name="ce25" office:value-type="float" office:value="2161.93763123667" calcext:value-type="float">
            <text:p><text:s/>2,162 <text:s/></text:p>
          </table:table-cell>
          <table:table-cell table:style-name="ce25" office:value-type="float" office:value="14420.2525532633" calcext:value-type="float">
            <text:p><text:s/>14,420 <text:s/></text:p>
          </table:table-cell>
          <table:table-cell table:style-name="ce25" office:value-type="float" office:value="10733.9401994867" calcext:value-type="float">
            <text:p><text:s/>10,734 <text:s/></text:p>
          </table:table-cell>
          <table:table-cell table:style-name="ce25" office:value-type="float" office:value="60.4797333333333" calcext:value-type="float">
            <text:p><text:s/>60 <text:s/></text:p>
          </table:table-cell>
          <table:table-cell table:style-name="ce28" office:value-type="float" office:value="11297.4795990467" calcext:value-type="float">
            <text:p><text:s/>11,29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5"/>
          <table:table-cell table:style-name="ce20" office:value-type="float" office:value="128134.040466679" calcext:value-type="float">
            <text:p><text:s/>128,134 <text:s/></text:p>
          </table:table-cell>
          <table:table-cell table:style-name="ce25" office:value-type="float" office:value="8605.56898134434" calcext:value-type="float">
            <text:p><text:s/>8,606 <text:s/></text:p>
          </table:table-cell>
          <table:table-cell table:style-name="ce25" office:value-type="float" office:value="9596.42716304" calcext:value-type="float">
            <text:p><text:s/>9,596 <text:s/></text:p>
          </table:table-cell>
          <table:table-cell table:style-name="ce25" office:value-type="float" office:value="3957.00070879481" calcext:value-type="float">
            <text:p><text:s/>3,957 <text:s/></text:p>
          </table:table-cell>
          <table:table-cell table:style-name="ce25" office:value-type="float" office:value="54296.9676931128" calcext:value-type="float">
            <text:p><text:s/>54,297 <text:s/></text:p>
          </table:table-cell>
          <table:table-cell table:style-name="ce25" office:value-type="float" office:value="2674.01994048" calcext:value-type="float">
            <text:p><text:s/>2,674 <text:s/></text:p>
          </table:table-cell>
          <table:table-cell table:style-name="ce25" office:value-type="float" office:value="20348.87427089" calcext:value-type="float">
            <text:p><text:s/>20,349 <text:s/></text:p>
          </table:table-cell>
          <table:table-cell table:style-name="ce25" office:value-type="float" office:value="13568.53536061" calcext:value-type="float">
            <text:p><text:s/>13,569 <text:s/></text:p>
          </table:table-cell>
          <table:table-cell table:style-name="ce25" office:value-type="float" office:value="109.598866666667" calcext:value-type="float">
            <text:p><text:s/>110 <text:s/></text:p>
          </table:table-cell>
          <table:table-cell table:style-name="ce28" office:value-type="float" office:value="14977.04748174" calcext:value-type="float">
            <text:p><text:s/>14,97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5"/>
          <table:table-cell table:style-name="ce20" office:value-type="float" office:value="125087.18963488" calcext:value-type="float">
            <text:p><text:s/>125,087 <text:s/></text:p>
          </table:table-cell>
          <table:table-cell table:style-name="ce25" office:value-type="float" office:value="8394.68929547262" calcext:value-type="float">
            <text:p><text:s/>8,395 <text:s/></text:p>
          </table:table-cell>
          <table:table-cell table:style-name="ce25" office:value-type="float" office:value="9613.16410703667" calcext:value-type="float">
            <text:p><text:s/>9,613 <text:s/></text:p>
          </table:table-cell>
          <table:table-cell table:style-name="ce25" office:value-type="float" office:value="4425.31044412887" calcext:value-type="float">
            <text:p><text:s/>4,425 <text:s/></text:p>
          </table:table-cell>
          <table:table-cell table:style-name="ce25" office:value-type="float" office:value="55458.4595101549" calcext:value-type="float">
            <text:p><text:s/>55,458 <text:s/></text:p>
          </table:table-cell>
          <table:table-cell table:style-name="ce25" office:value-type="float" office:value="2506.32016648" calcext:value-type="float">
            <text:p><text:s/>2,506 <text:s/></text:p>
          </table:table-cell>
          <table:table-cell table:style-name="ce25" office:value-type="float" office:value="17498.1369292867" calcext:value-type="float">
            <text:p><text:s/>17,498 <text:s/></text:p>
          </table:table-cell>
          <table:table-cell table:style-name="ce25" office:value-type="float" office:value="12726.2607972733" calcext:value-type="float">
            <text:p><text:s/>12,726 <text:s/></text:p>
          </table:table-cell>
          <table:table-cell table:style-name="ce25" office:value-type="float" office:value="105.9072" calcext:value-type="float">
            <text:p><text:s/>106 <text:s/></text:p>
          </table:table-cell>
          <table:table-cell table:style-name="ce28" office:value-type="float" office:value="14358.9411850467" calcext:value-type="float">
            <text:p><text:s/>14,35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5"/>
          <table:table-cell table:style-name="ce20" office:value-type="float" office:value="115546.653609451" calcext:value-type="float">
            <text:p><text:s/>115,547 <text:s/></text:p>
          </table:table-cell>
          <table:table-cell table:style-name="ce25" office:value-type="float" office:value="7654.94296663014" calcext:value-type="float">
            <text:p><text:s/>7,655 <text:s/></text:p>
          </table:table-cell>
          <table:table-cell table:style-name="ce25" office:value-type="float" office:value="8059.65582192667" calcext:value-type="float">
            <text:p><text:s/>8,060 <text:s/></text:p>
          </table:table-cell>
          <table:table-cell table:style-name="ce25" office:value-type="float" office:value="3328.94844897248" calcext:value-type="float">
            <text:p><text:s/>3,329 <text:s/></text:p>
          </table:table-cell>
          <table:table-cell table:style-name="ce25" office:value-type="float" office:value="48996.249086088" calcext:value-type="float">
            <text:p><text:s/>48,996 <text:s/></text:p>
          </table:table-cell>
          <table:table-cell table:style-name="ce25" office:value-type="float" office:value="2235.02254024333" calcext:value-type="float">
            <text:p><text:s/>2,235 <text:s/></text:p>
          </table:table-cell>
          <table:table-cell table:style-name="ce25" office:value-type="float" office:value="18541.9731825167" calcext:value-type="float">
            <text:p><text:s/>18,542 <text:s/></text:p>
          </table:table-cell>
          <table:table-cell table:style-name="ce25" office:value-type="float" office:value="13273.9550869967" calcext:value-type="float">
            <text:p><text:s/>13,274 <text:s/></text:p>
          </table:table-cell>
          <table:table-cell table:style-name="ce25" office:value-type="float" office:value="98.5197333333333" calcext:value-type="float">
            <text:p><text:s/>99 <text:s/></text:p>
          </table:table-cell>
          <table:table-cell table:style-name="ce28" office:value-type="float" office:value="13357.3867427433" calcext:value-type="float">
            <text:p><text:s/>13,35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5"/>
          <table:table-cell table:style-name="ce20" office:value-type="float" office:value="116906.4557814" calcext:value-type="float">
            <text:p><text:s/>116,906 <text:s/></text:p>
          </table:table-cell>
          <table:table-cell table:style-name="ce25" office:value-type="float" office:value="8116.23847848023" calcext:value-type="float">
            <text:p><text:s/>8,116 <text:s/></text:p>
          </table:table-cell>
          <table:table-cell table:style-name="ce25" office:value-type="float" office:value="10571.8837301567" calcext:value-type="float">
            <text:p><text:s/>10,572 <text:s/></text:p>
          </table:table-cell>
          <table:table-cell table:style-name="ce25" office:value-type="float" office:value="2981.29561613355" calcext:value-type="float">
            <text:p><text:s/>2,981 <text:s/></text:p>
          </table:table-cell>
          <table:table-cell table:style-name="ce25" office:value-type="float" office:value="48196.8412069318" calcext:value-type="float">
            <text:p><text:s/>48,197 <text:s/></text:p>
          </table:table-cell>
          <table:table-cell table:style-name="ce25" office:value-type="float" office:value="2455.56108349444" calcext:value-type="float">
            <text:p><text:s/>2,456 <text:s/></text:p>
          </table:table-cell>
          <table:table-cell table:style-name="ce25" office:value-type="float" office:value="19361.66250152" calcext:value-type="float">
            <text:p><text:s/>19,362 <text:s/></text:p>
          </table:table-cell>
          <table:table-cell table:style-name="ce25" office:value-type="float" office:value="12597.6113993033" calcext:value-type="float">
            <text:p><text:s/>12,598 <text:s/></text:p>
          </table:table-cell>
          <table:table-cell table:style-name="ce25" office:value-type="float" office:value="94.8574" calcext:value-type="float">
            <text:p><text:s/>95 <text:s/></text:p>
          </table:table-cell>
          <table:table-cell table:style-name="ce28" office:value-type="float" office:value="12530.50436538" calcext:value-type="float">
            <text:p><text:s/>12,53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5"/>
          <table:table-cell table:style-name="ce20" office:value-type="float" office:value="117085.934300255" calcext:value-type="float">
            <text:p><text:s/>117,086 <text:s/></text:p>
          </table:table-cell>
          <table:table-cell table:style-name="ce25" office:value-type="float" office:value="7629.57790161264" calcext:value-type="float">
            <text:p><text:s/>7,630 <text:s/></text:p>
          </table:table-cell>
          <table:table-cell table:style-name="ce25" office:value-type="float" office:value="7265.58338136" calcext:value-type="float">
            <text:p><text:s/>7,266 <text:s/></text:p>
          </table:table-cell>
          <table:table-cell table:style-name="ce25" office:value-type="float" office:value="3699.17642360899" calcext:value-type="float">
            <text:p><text:s/>3,699 <text:s/></text:p>
          </table:table-cell>
          <table:table-cell table:style-name="ce25" office:value-type="float" office:value="49774.4772176476" calcext:value-type="float">
            <text:p><text:s/>49,774 <text:s/></text:p>
          </table:table-cell>
          <table:table-cell table:style-name="ce25" office:value-type="float" office:value="2560.92117031" calcext:value-type="float">
            <text:p><text:s/>2,561 <text:s/></text:p>
          </table:table-cell>
          <table:table-cell table:style-name="ce25" office:value-type="float" office:value="18592.67502697" calcext:value-type="float">
            <text:p><text:s/>18,593 <text:s/></text:p>
          </table:table-cell>
          <table:table-cell table:style-name="ce25" office:value-type="float" office:value="14020.3901955333" calcext:value-type="float">
            <text:p><text:s/>14,020 <text:s/></text:p>
          </table:table-cell>
          <table:table-cell table:style-name="ce25" office:value-type="float" office:value="116.623066666667" calcext:value-type="float">
            <text:p><text:s/>117 <text:s/></text:p>
          </table:table-cell>
          <table:table-cell table:style-name="ce28" office:value-type="float" office:value="13426.509916546" calcext:value-type="float">
            <text:p><text:s/>13,42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5"/>
          <table:table-cell table:style-name="ce20" office:value-type="float" office:value="111431.099450211" calcext:value-type="float">
            <text:p><text:s/>111,431 <text:s/></text:p>
          </table:table-cell>
          <table:table-cell table:style-name="ce25" office:value-type="float" office:value="6574.36534637104" calcext:value-type="float">
            <text:p><text:s/>6,574 <text:s/></text:p>
          </table:table-cell>
          <table:table-cell table:style-name="ce25" office:value-type="float" office:value="6874.27011094667" calcext:value-type="float">
            <text:p><text:s/>6,874 <text:s/></text:p>
          </table:table-cell>
          <table:table-cell table:style-name="ce25" office:value-type="float" office:value="2882.0339762412" calcext:value-type="float">
            <text:p><text:s/>2,882 <text:s/></text:p>
          </table:table-cell>
          <table:table-cell table:style-name="ce25" office:value-type="float" office:value="50212.4657753103" calcext:value-type="float">
            <text:p><text:s/>50,212 <text:s/></text:p>
          </table:table-cell>
          <table:table-cell table:style-name="ce25" office:value-type="float" office:value="2429.87987534556" calcext:value-type="float">
            <text:p><text:s/>2,430 <text:s/></text:p>
          </table:table-cell>
          <table:table-cell table:style-name="ce25" office:value-type="float" office:value="17706.6727221233" calcext:value-type="float">
            <text:p><text:s/>17,707 <text:s/></text:p>
          </table:table-cell>
          <table:table-cell table:style-name="ce25" office:value-type="float" office:value="12327.1829649033" calcext:value-type="float">
            <text:p><text:s/>12,327 <text:s/></text:p>
          </table:table-cell>
          <table:table-cell table:style-name="ce25" office:value-type="float" office:value="114.749133333333" calcext:value-type="float">
            <text:p><text:s/>115 <text:s/></text:p>
          </table:table-cell>
          <table:table-cell table:style-name="ce28" office:value-type="float" office:value="12309.4795456367" calcext:value-type="float">
            <text:p><text:s/>12,30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5"/>
          <table:table-cell table:style-name="ce20" office:value-type="float" office:value="114829.201232552" calcext:value-type="float">
            <text:p><text:s/>114,829 <text:s/></text:p>
          </table:table-cell>
          <table:table-cell table:style-name="ce25" office:value-type="float" office:value="7524.72600302901" calcext:value-type="float">
            <text:p><text:s/>7,525 <text:s/></text:p>
          </table:table-cell>
          <table:table-cell table:style-name="ce25" office:value-type="float" office:value="7415.82773265" calcext:value-type="float">
            <text:p><text:s/>7,416 <text:s/></text:p>
          </table:table-cell>
          <table:table-cell table:style-name="ce25" office:value-type="float" office:value="2973.81564482363" calcext:value-type="float">
            <text:p><text:s/>2,974 <text:s/></text:p>
          </table:table-cell>
          <table:table-cell table:style-name="ce25" office:value-type="float" office:value="50918.2677497197" calcext:value-type="float">
            <text:p><text:s/>50,918 <text:s/></text:p>
          </table:table-cell>
          <table:table-cell table:style-name="ce25" office:value-type="float" office:value="1878.86562921667" calcext:value-type="float">
            <text:p><text:s/>1,879 <text:s/></text:p>
          </table:table-cell>
          <table:table-cell table:style-name="ce25" office:value-type="float" office:value="18460.3112597867" calcext:value-type="float">
            <text:p><text:s/>18,460 <text:s/></text:p>
          </table:table-cell>
          <table:table-cell table:style-name="ce25" office:value-type="float" office:value="12811.2211230033" calcext:value-type="float">
            <text:p><text:s/>12,811 <text:s/></text:p>
          </table:table-cell>
          <table:table-cell table:style-name="ce25" office:value-type="float" office:value="87.78547" calcext:value-type="float">
            <text:p><text:s/>88 <text:s/></text:p>
          </table:table-cell>
          <table:table-cell table:style-name="ce28" office:value-type="float" office:value="12758.3806203233" calcext:value-type="float">
            <text:p><text:s/>12,75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5"/>
          <table:table-cell table:style-name="ce20" office:value-type="float" office:value="102203.100550009" calcext:value-type="float">
            <text:p><text:s/>102,203 <text:s/></text:p>
          </table:table-cell>
          <table:table-cell table:style-name="ce25" office:value-type="float" office:value="6409.56060045728" calcext:value-type="float">
            <text:p><text:s/>6,410 <text:s/></text:p>
          </table:table-cell>
          <table:table-cell table:style-name="ce25" office:value-type="float" office:value="6782.6962128" calcext:value-type="float">
            <text:p><text:s/>6,783 <text:s/></text:p>
          </table:table-cell>
          <table:table-cell table:style-name="ce25" office:value-type="float" office:value="3404.80623690093" calcext:value-type="float">
            <text:p><text:s/>3,405 <text:s/></text:p>
          </table:table-cell>
          <table:table-cell table:style-name="ce25" office:value-type="float" office:value="40076.6222077809" calcext:value-type="float">
            <text:p><text:s/>40,077 <text:s/></text:p>
          </table:table-cell>
          <table:table-cell table:style-name="ce25" office:value-type="float" office:value="1177.91863897667" calcext:value-type="float">
            <text:p><text:s/>1,178 <text:s/></text:p>
          </table:table-cell>
          <table:table-cell table:style-name="ce25" office:value-type="float" office:value="17659.8091101333" calcext:value-type="float">
            <text:p><text:s/>17,660 <text:s/></text:p>
          </table:table-cell>
          <table:table-cell table:style-name="ce25" office:value-type="float" office:value="13480.6397634833" calcext:value-type="float">
            <text:p><text:s/>13,481 <text:s/></text:p>
          </table:table-cell>
          <table:table-cell table:style-name="ce25" office:value-type="float" office:value="86.1465333333333" calcext:value-type="float">
            <text:p><text:s/>86 <text:s/></text:p>
          </table:table-cell>
          <table:table-cell table:style-name="ce28" office:value-type="float" office:value="13124.9012461433" calcext:value-type="float">
            <text:p><text:s/>13,125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5"/>
          <table:table-cell table:style-name="ce20" office:value-type="float" office:value="108967.020943074" calcext:value-type="float">
            <text:p><text:s/>108,967 <text:s/></text:p>
          </table:table-cell>
          <table:table-cell table:style-name="ce25" office:value-type="float" office:value="6909.67551665347" calcext:value-type="float">
            <text:p><text:s/>6,910 <text:s/></text:p>
          </table:table-cell>
          <table:table-cell table:style-name="ce25" office:value-type="float" office:value="7206.30396410667" calcext:value-type="float">
            <text:p><text:s/>7,206 <text:s/></text:p>
          </table:table-cell>
          <table:table-cell table:style-name="ce25" office:value-type="float" office:value="3238.68110793333" calcext:value-type="float">
            <text:p><text:s/>3,239 <text:s/></text:p>
          </table:table-cell>
          <table:table-cell table:style-name="ce25" office:value-type="float" office:value="43489.2050826176" calcext:value-type="float">
            <text:p><text:s/>43,489 <text:s/></text:p>
          </table:table-cell>
          <table:table-cell table:style-name="ce25" office:value-type="float" office:value="1904.74870369333" calcext:value-type="float">
            <text:p><text:s/>1,905 <text:s/></text:p>
          </table:table-cell>
          <table:table-cell table:style-name="ce25" office:value-type="float" office:value="19585.96860673" calcext:value-type="float">
            <text:p><text:s/>19,586 <text:s/></text:p>
          </table:table-cell>
          <table:table-cell table:style-name="ce25" office:value-type="float" office:value="12980.9621451533" calcext:value-type="float">
            <text:p><text:s/>12,981 <text:s/></text:p>
          </table:table-cell>
          <table:table-cell table:style-name="ce25" office:value-type="float" office:value="95.5873366666667" calcext:value-type="float">
            <text:p><text:s/>96 <text:s/></text:p>
          </table:table-cell>
          <table:table-cell table:style-name="ce28" office:value-type="float" office:value="13555.88847952" calcext:value-type="float">
            <text:p><text:s/>13,556 <text:s/>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6"/>
          <table:table-cell table:style-name="ce21" office:value-type="float" office:value="1255323.14005087" calcext:value-type="float">
            <text:p><text:s/>1,255,323 <text:s/></text:p>
          </table:table-cell>
          <table:table-cell table:style-name="ce26" office:value-type="float" office:value="80736.7232987101" calcext:value-type="float">
            <text:p><text:s/>80,737 <text:s/></text:p>
          </table:table-cell>
          <table:table-cell table:style-name="ce26" office:value-type="float" office:value="87746.3138362067" calcext:value-type="float">
            <text:p><text:s/>87,746 <text:s/></text:p>
          </table:table-cell>
          <table:table-cell table:style-name="ce26" office:value-type="float" office:value="38316.7717468764" calcext:value-type="float">
            <text:p><text:s/>38,317 <text:s/></text:p>
          </table:table-cell>
          <table:table-cell table:style-name="ce26" office:value-type="float" office:value="535697.203584964" calcext:value-type="float">
            <text:p><text:s/>535,697 <text:s/></text:p>
          </table:table-cell>
          <table:table-cell table:style-name="ce26" office:value-type="float" office:value="24747.5024067556" calcext:value-type="float">
            <text:p><text:s/>24,748 <text:s/></text:p>
          </table:table-cell>
          <table:table-cell table:style-name="ce26" office:value-type="float" office:value="201204.76420449" calcext:value-type="float">
            <text:p><text:s/>201,205 <text:s/></text:p>
          </table:table-cell>
          <table:table-cell table:style-name="ce26" office:value-type="float" office:value="141668.05538229" calcext:value-type="float">
            <text:p><text:s/>141,668 <text:s/></text:p>
          </table:table-cell>
          <table:table-cell table:style-name="ce26" office:value-type="float" office:value="1057.30147333333" calcext:value-type="float">
            <text:p><text:s/>1,057 <text:s/></text:p>
          </table:table-cell>
          <table:table-cell table:style-name="ce29" office:value-type="float" office:value="144148.504117245" calcext:value-type="float">
            <text:p><text:s/>144,149 <text:s/></text:p>
          </table:table-cell>
          <table:table-cell table:number-columns-repeated="1011"/>
        </table:table-row>
        <table:table-row table:style-name="ro5" table:number-rows-repeated="7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業部門石油產品消費</dc:title>
    <dc:subject>工業部門石油產品消費</dc:subject>
    <meta:keyword>能源統計月報</meta:keyword>
    <dc:description>工業部門石油產品消費</dc:description>
    <meta:initial-creator>國際合作與能源統計科</meta:initial-creator>
    <meta:creation-date>2012-04-19T13:37:43</meta:creation-date>
    <dc:creator>方文秀</dc:creator>
    <dc:date>2021-12-29T20:24:18</dc:date>
    <meta:print-date>2021-12-29T20:24:16</meta:print-date>
    <meta:document-statistic meta:table-count="1" meta:cell-count="49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